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авила выплаты ЗП</text:title></text:p>
      <text:p text:style-name="OrgTitle"/>
      <text:p text:style-name="OrgSubtitle"><text:initial-creator>Кормышев Егор</text:initial-creator></text:p>
      <text:p text:style-name="OrgSubtitle"/>
      <text:p text:style-name="OrgSubtitle">16.11.2024</text:p>
      <text:p text:style-name="OrgSubtitle"/>
      <text:p text:style-name="Text_20_body">Ст 21 ТК РФ определяет право работника на своевременную и в полном объеме выплату ЗП в соответствии с квалификацией, количеством и качеством выполненной работы При выплате ЗП работадатель должен предоставить работнику в письменой форме следующую информацию:
</text:p>
      <text:list text:style-name="OrgBulletedList" text:continue-numbering="false">
        <text:list-item>
          <text:p text:style-name="Text_20_body">составные части ЗП за период
</text:p>
        </text:list-item>
        <text:list-item>
          <text:p text:style-name="Text_20_body">Размер иных сумм
</text:p>
        </text:list-item>
        <text:list-item>
          <text:p text:style-name="Text_20_body">Размер и основание удержаний
</text:p>
        </text:list-item>
        <text:list-item>
          <text:p text:style-name="Text_20_body">Общая денежная сумма, подлежащая выплате
</text:p>
        </text:list-item>
      </text:list>
      <text:p text:style-name="Text_20_body">Выплата ЗП должна производиться в рублях
</text:p>
      <text:p text:style-name="Text_20_body">ЗП в неденежной форме не может превышать <text:span text:style-name="Bold">20%</text:span> от месячной зарплаты
</text:p>
      <text:p text:style-name="Text_20_body">Способы выплаты: налично и безналично
</text:p>
      <text:p text:style-name="Text_20_body">Сроки выплаты: Зарплата за первую половину месяца, должна быть выплачена с 16 по 30(1) число текущего месяца, а окончательный рассчет нужно произвести в срок с 1 по 15 число следующего месяца
</text:p>
      <text:p text:style-name="Text_20_body">Ответственность за несвоевременную выплату
</text:p>
      <text:p text:style-name="Text_20_body">Права работника:
</text:p>
      <text:list text:style-name="OrgBulletedList" text:continue-numbering="false">
        <text:list-item>
          <text:p text:style-name="Text_20_body">Можно не выходить на работу с 16 дня задержки зарплаты, но об этом необходимо письменно уведомить организацию
</text:p>
        </text:list-item>
        <text:list-item>
          <text:p text:style-name="Text_20_body">Подать жалобу в ГИТ
</text:p>
        </text:list-item>
      </text:list>
      <text:p text:style-name="Text_20_body">Ответственность работодателя:
</text:p>
      <text:list text:style-name="OrgBulletedList" text:continue-numbering="false">
        <text:list-item>
          <text:p text:style-name="Text_20_body">Административная ответственность - штрафы: 10-20 тыс. руб, дисквалификация; 30-50 тыс. руб
</text:p>
        </text:list-item>
        <text:list-item>
          <text:p text:style-name="Text_20_body">Материальная - Работодатель обязан выплатить материальную компенсацию
</text:p>
        </text:list-item>
        <text:list-item>
          <text:p text:style-name="Text_20_body">Прочая - дисциплинарная для отвественных сотрудников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</dc:creator>
    <meta:initial-creator>Кормышев Егор</meta:initial-creator>
    <dc:date>2024-11-23T10:21:53</dc:date>
    <meta:creation-date>2024-11-23T10:21:53</meta:creation-date>
    <meta:generator>Emacs 29.4 (Org mode 9.8-pre)</meta:generator>
    <meta:keyword/>
    <dc:subject/>
    <dc:title>Правила выплаты ЗП</dc:title>
  </office:meta>
</office:document-meta>
</file>